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right" fo:margin-left="1.40pt" fo:text-indent="-1.40pt">
        <style:tab-stops>
          <style:tab-stop style:position="479.40pt"/>
        </style:tab-stops>
      </style:paragraph-properties>
    </style:style>
    <style:style style:name="P3" style:family="paragraph">
      <style:paragraph-properties fo:line-height="160.00%" fo:text-align="left" fo:margin-bottom="11.25pt"/>
    </style:style>
    <style:style style:name="P4" style:family="paragraph">
      <style:paragraph-properties fo:line-height="160.00%" fo:text-align="left"/>
    </style:style>
    <style:style style:name="P5" style:family="paragraph">
      <style:paragraph-properties fo:line-height="100.00%" fo:text-align="right" fo:margin-left="1.40pt" fo:text-indent="-1.40pt">
        <style:tab-stops>
          <style:tab-stop style:position="479.40pt"/>
        </style:tab-stops>
      </style:paragraph-properties>
    </style:style>
    <style:style style:name="P6" style:family="paragraph">
      <style:paragraph-properties fo:line-height="100.00%" fo:text-align="right" fo:margin-left="1.40pt" fo:text-indent="-1.40pt">
        <style:tab-stops>
          <style:tab-stop style:position="479.40pt"/>
        </style:tab-stops>
      </style:paragraph-properties>
    </style:style>
    <style:style style:name="P7" style:family="paragraph">
      <style:paragraph-properties fo:line-height="160.00%" fo:text-align="left" fo:margin-bottom="11.25pt"/>
    </style:style>
    <style:style style:name="P8" style:family="paragraph">
      <style:paragraph-properties fo:line-height="160.00%" fo:text-align="left"/>
    </style:style>
    <style:style style:name="P9" style:family="paragraph">
      <style:paragraph-properties fo:line-height="100.00%" fo:text-align="right" fo:margin-left="1.40pt" fo:text-indent="-1.40pt">
        <style:tab-stops>
          <style:tab-stop style:position="479.40pt"/>
        </style:tab-stops>
      </style:paragraph-properties>
    </style:style>
    <style:style style:name="P10" style:family="paragraph">
      <style:paragraph-properties fo:line-height="100.00%" fo:text-align="right" fo:margin-left="1.40pt" fo:text-indent="-1.40pt">
        <style:tab-stops>
          <style:tab-stop style:position="479.40pt"/>
        </style:tab-stops>
      </style:paragraph-properties>
    </style:style>
    <style:style style:name="P11" style:family="paragraph">
      <style:paragraph-properties fo:line-height="160.00%" fo:text-align="left" fo:margin-bottom="11.25pt"/>
    </style:style>
    <style:style style:name="P12" style:family="paragraph">
      <style:paragraph-properties fo:line-height="160.00%" fo:text-align="left"/>
    </style:style>
    <style:style style:name="P13" style:family="paragraph">
      <style:paragraph-properties fo:line-height="100.00%" fo:text-align="right" fo:margin-left="1.40pt" fo:text-indent="-1.40pt">
        <style:tab-stops>
          <style:tab-stop style:position="479.40pt"/>
        </style:tab-stops>
      </style:paragraph-properties>
    </style:style>
    <style:style style:name="P14" style:family="paragraph">
      <style:paragraph-properties fo:line-height="100.00%" fo:text-align="right" fo:margin-left="1.40pt" fo:text-indent="-1.40pt">
        <style:tab-stops>
          <style:tab-stop style:position="479.40pt"/>
        </style:tab-stops>
      </style:paragraph-properties>
    </style:style>
    <style:style style:name="P15" style:family="paragraph">
      <style:paragraph-properties fo:line-height="160.00%" fo:text-align="left" fo:margin-bottom="11.25pt"/>
    </style:style>
    <style:style style:name="P16" style:family="paragraph">
      <style:paragraph-properties fo:line-height="160.00%" fo:text-align="left"/>
    </style:style>
    <style:style style:name="P17" style:family="paragraph">
      <style:paragraph-properties fo:line-height="100.00%" fo:text-align="right" fo:margin-left="1.40pt" fo:text-indent="-1.40pt">
        <style:tab-stops>
          <style:tab-stop style:position="479.40pt"/>
        </style:tab-stops>
      </style:paragraph-properties>
    </style:style>
    <style:style style:name="P18" style:family="paragraph">
      <style:paragraph-properties fo:line-height="100.00%" fo:text-align="right" fo:margin-left="1.40pt" fo:text-indent="-1.40pt">
        <style:tab-stops>
          <style:tab-stop style:position="479.40pt"/>
        </style:tab-stops>
      </style:paragraph-properties>
    </style:style>
    <style:style style:name="P19" style:family="paragraph">
      <style:paragraph-properties fo:line-height="160.00%" fo:text-align="left"/>
    </style:style>
    <style:style style:name="P20" style:family="paragraph">
      <style:paragraph-properties fo:line-height="100.00%" fo:text-align="right" fo:margin-left="1.40pt" fo:text-indent="-1.40pt">
        <style:tab-stops>
          <style:tab-stop style:position="479.40pt"/>
        </style:tab-stops>
      </style:paragraph-properties>
    </style:style>
    <style:style style:name="P21" style:family="paragraph">
      <style:paragraph-properties fo:line-height="160.00%" fo:text-align="left"/>
    </style:style>
    <style:style style:name="TableColumn0100" style:family="table-column">
      <style:table-column-properties style:column-width="6.677778in"/>
    </style:style>
    <style:style style:name="Table01" style:family="table">
      <style:table-properties style:width="6.677778in" fo:margin-left="0.000000in" style:writing-mode="lr" table:align="righ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0f0f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0f0f0"/>
    </style:style>
    <style:style style:name="TableRow0103" style:family="table-row">
      <style:table-row-properties style:min-row-height="0.172917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0f0f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Fiche descriptive 10</text:span></text:p>
            <text:p text:style-name="P3"><text:span text:style-name="T2">Nom :<text:s/></text:span><text:span text:style-name="T3">Modifier les commandes en cours(package « Gestion des achats »)<text:line-break/></text:span><text:span text:style-name="T4">Acteur(s) :<text:s/></text:span><text:span text:style-name="T5">Acheteur (client), Passer une commande</text:span><text:span text:style-name="T6">,<text:s/></text:span><text:span text:style-name="T7">Employé<text:line-break/></text:span><text:span text:style-name="T8">Description :<text:s/></text:span><text:span text:style-name="T9">L'acteur veut modifier une commande.<text:line-break/></text:span><text:span text:style-name="T10">Auteur :<text:s/></text:span><text:span text:style-name="T11">Guichou Brice<text:line-break/></text:span><text:span text:style-name="T12">Date(s) :<text:s/></text:span><text:span text:style-name="T13">11/05/2020</text:span></text:p>
            <text:p text:style-name="P4"><text:span text:style-name="T14">Pré-conditions :<text:s/></text:span><text:span text:style-name="T15">Créer un compte, Passer une commande.<text:line-break/></text:span><text:span text:style-name="T16">Démarrage :<text:s/></text:span><text:span text:style-name="T17">L’utilisateur a ouvert l'onglet Modifier une commande.</text:span></text:p>
            <text:p text:style-name="P4"><text:span text:style-name="T18"/></text:p>
          </table:table-cell>
        </table:table-row>
        <table:table-row table:style-name="TableRow0101">
          <table:table-cell table:style-name="TableCell010100">
            <text:p text:style-name="P7"><text:span text:style-name="T19">DESCRIPTION</text:span></text:p>
            <text:p text:style-name="P7"><text:span text:style-name="T19">Le scénario nominal :</text:span></text:p>
            <text:p text:style-name="P8"><text:span text:style-name="T20">1. L</text:span><text:span text:style-name="T21">’</text:span><text:span text:style-name="T22">utilisateur sélectionne une commande en cours.</text:span><text:span text:style-name="T23"><text:line-break/></text:span><text:span text:style-name="T24">2.</text:span><text:span text:style-name="T25">Le système<text:s/></text:span><text:span text:style-name="T26">charge les données de la commande.</text:span><text:span text:style-name="T27"><text:line-break/></text:span><text:span text:style-name="T28">3.Le système appelle le cas d'utilisationPasser une commande.</text:span></text:p>
            <text:p text:style-name="P8"><text:span text:style-name="T29"/></text:p>
          </table:table-cell>
        </table:table-row>
        <table:table-row table:style-name="TableRow0102">
          <table:table-cell table:style-name="TableCell010200">
            <text:p text:style-name="P11"><text:span text:style-name="T30">Les scénarios alternatifs :</text:span></text:p>
            <text:p text:style-name="P12"><text:span text:style-name="T31">2. L'utilisateur</text:span><text:span text:style-name="T32"><text:s/></text:span><text:span text:style-name="T33">décide de quitter la page de modification de commande.</text:span></text:p>
            <text:p text:style-name="P12"><text:span text:style-name="T34"/></text:p>
          </table:table-cell>
        </table:table-row>
        <table:table-row table:style-name="TableRow0103">
          <table:table-cell table:style-name="TableCell010300">
            <text:p text:style-name="P15"><text:span text:style-name="T35">Les scénarios d'exceptions :</text:span></text:p>
            <text:p text:style-name="P16"><text:span text:style-name="T36">2. La commande a déjà été préparée.</text:span></text:p>
            <text:p text:style-name="P16"><text:span text:style-name="T37"/></text:p>
          </table:table-cell>
        </table:table-row>
        <table:table-row table:style-name="TableRow0104">
          <table:table-cell table:style-name="TableCell010400">
            <text:p text:style-name="P19"><text:span text:style-name="T38">Fin :<text:s/></text:span><text:span text:style-name="T39">Scénario nominal : à l'étape 2 sur décision de l'utilisateur.</text:span><text:span text:style-name="T40"/></text:p>
          </table:table-cell>
        </table:table-row>
      </table:table>
      <text:p text:style-name="P21"><text:span text:style-name="T41">Post-conditions :<text:s/></text:span><text:span text:style-name="T42">Aucu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